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Consolas1" svg:font-family="Consolas" style:font-family-generic="swiss" style:font-pitch="fixed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51cm" table:align="margins" style:writing-mode="lr-tb"/>
    </style:style>
    <style:style style:name="Tableau11.A" style:family="table-column">
      <style:table-column-properties style:column-width="16.51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weight="bold" style:font-weight-asian="bold" style:font-weight-complex="bold"/>
    </style:style>
    <style:style style:name="P21" style:family="paragraph" style:parent-style-name="Heading_20_1">
      <style:paragraph-properties fo:margin-top="0.635cm" fo:margin-bottom="0.141cm" fo:line-height="115%" fo:text-align="start" style:justify-single-word="false" style:writing-mode="lr-tb"/>
    </style:style>
    <style:style style:name="P22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3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4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  <style:style style:name="T10" style:family="text"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T11" style:family="text">
      <style:text-properties fo:color="#2a00ff" style:font-name="Consolas1" fo:font-size="10pt" style:font-name-asian="Consolas1" style:font-size-asian="10pt" style:font-name-complex="Consolas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27341250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20">Vérification des variables d’environneme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20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27331459" text:style-name="WW8Num3">
        <text:list-item>
          <text:p text:style-name="P18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9">Ruby 1.9.3 or earlier on your computer. Sencha Cmd does not work with Ruby 2.0</text:p>
        </text:list-item>
        <text:list-item>
          <text:p text:style-name="P18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27371892" text:continue-list="list27341250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2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27367609" text:continue-numbering="true" text:style-name="WW8Num2">
        <text:list-item>
          <text:list>
            <text:list-item>
              <text:h text:style-name="P23" text:outline-level="2">Bonnes pratiques SenchaTouch 2</text:h>
            </text:list-item>
          </text:list>
        </text:list-item>
      </text:list>
      <text:h text:style-name="P21" text:outline-level="1"><text:bookmark-start text:name="deploy-section-publishing-packaging-and-"/><text:span text:style-name="T10">Publishing, Packaging, and Simulating a Project</text:span>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4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oft-page-break/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<text:soft-page-break/>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/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oft-page-break/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<text:soft-page-break/>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/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<text:soft-page-break/>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<text:soft-page-break/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<text:soft-page-break/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6">C:\Users\Chris\Documents\GitHub\opendata\VivreANantes&gt;gem install compas</text:p>
            <text:p text:style-name="P16">Successfully installed compass-0.12.2</text:p>
            <text:p text:style-name="P16">Parsing documentation for compass-0.12.2</text:p>
            <text:p text:style-name="P16">1 gem installed</text:p>
          </table:table-cell>
        </table:table-row>
        <text:soft-page-break/>
        <table:table-row>
          <table:table-cell table:style-name="Tableau10.A2" office:value-type="string">
            <text:p text:style-name="P16">C:\Users\Chris\Documents&gt; compass create myProject</text:p>
            <text:p text:style-name="P16">directory myProject/</text:p>
            <text:p text:style-name="P16">directory myProject/sass/</text:p>
            <text:p text:style-name="P16">directory myProject/stylesheets/</text:p>
            <text:p text:style-name="P16"><text:s text:c="3"/>create myProject/config.rb</text:p>
            <text:p text:style-name="P16"><text:s text:c="3"/>create myProject/sass/screen.scss</text:p>
            <text:p text:style-name="P16"><text:s text:c="3"/>create myProject/sass/print.scss</text:p>
            <text:p text:style-name="P16"><text:s text:c="3"/>create myProject/sass/ie.scss</text:p>
            <text:p text:style-name="P16"><text:s text:c="3"/>create myProject/stylesheets/ie.css</text:p>
            <text:p text:style-name="P16"><text:s text:c="3"/>create myProject/stylesheets/print.css</text:p>
            <text:p text:style-name="P16"><text:s text:c="3"/>create myProject/stylesheets/screen.css</text:p>
            <text:p text:style-name="P16"/>
            <text:p text:style-name="P16">*********************************************************************</text:p>
            <text:p text:style-name="P16">Congratulations! Your compass project has been created.</text:p>
            <text:p text:style-name="P16"/>
            <text:p text:style-name="P16">You may now add and edit sass stylesheets in the sass subdirectory of your project.</text:p>
            <text:p text:style-name="P16"/>
            <text:p text:style-name="P16">Sass files beginning with an underscore are called partials and won't be</text:p>
            <text:p text:style-name="P16">compiled to CSS, but they can be imported into other sass stylesheets.</text:p>
            <text:p text:style-name="P16"/>
            <text:p text:style-name="P16">You can configure your project by editing the config.rb configuration file.</text:p>
            <text:p text:style-name="P16"/>
            <text:p text:style-name="P16">You must compile your sass stylesheets into CSS when they change.</text:p>
            <text:p text:style-name="P16">This can be done in one of the following ways:</text:p>
            <text:p text:style-name="P16"><text:s text:c="2"/>1. To compile on demand:</text:p>
            <text:p text:style-name="P16"><text:s text:c="5"/>compass compile [path/to/project]</text:p>
            <text:p text:style-name="P16"><text:s text:c="2"/>2. To monitor your project for changes and automatically recompile:</text:p>
            <text:p text:style-name="P16"><text:s text:c="5"/>compass watch [path/to/project]</text:p>
            <text:p text:style-name="P16"/>
            <text:p text:style-name="P16">More Resources:</text:p>
            <text:p text:style-name="P16"><text:s text:c="2"/>* Website: http://compass-style.org/</text:p>
            <text:p text:style-name="P16"><text:s text:c="2"/>* Sass: http://sass-lang.com</text:p>
            <text:p text:style-name="P16"><text:s text:c="2"/>* Community: http://groups.google.com/group/compass-users/</text:p>
            <text:p text:style-name="P16"/>
            <text:p text:style-name="P16"/>
            <text:p text:style-name="P16">To import your new stylesheets add the following lines of HTML (or equivalent) to your webpage:</text:p>
            <text:p text:style-name="P16">&lt;head&gt;</text:p>
            <text:p text:style-name="P16"><text:s text:c="2"/>&lt;link href="/stylesheets/screen.css" media="screen, projection" rel="stylesheet" type="text/css" /&gt;</text:p>
            <text:p text:style-name="P16"><text:s text:c="2"/>&lt;link href="/stylesheets/print.css" media="print" rel="stylesheet" type="text/css" /&gt;</text:p>
            <text:p text:style-name="P16"><text:s text:c="2"/>&lt;!--[if IE]&gt;</text:p>
            <text:p text:style-name="P16"><text:s text:c="6"/>&lt;link href="/stylesheets/ie.css" media="screen, projection" rel="stylesheet" type="text/css" /&gt;</text:p>
            <text:p text:style-name="P16"><text:s text:c="2"/>&lt;![endif]--&gt;</text:p>
            <text:p text:style-name="P16">&lt;/head&gt;</text:p>
          </table:table-cell>
        </table:table-row>
      </table:table>
      <text:p text:style-name="P13"><text:a xlink:type="simple" xlink:href="http://docs.sencha.com/cmd/3.1.2/#!/guide/command_app_touch-section-understanding-your-application-s-structure">http://docs.sencha.com/cmd/3.1.2/#!/guide/command_app_touch-section-understanding-your-application-s-structure</text:a> </text:p>
      <text:p text:style-name="P13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2" office:value-type="string">
            <text:p text:style-name="P14">C:\Users\Chris\Documents\GitHub\opendata\VivreANantes&gt;sencha app -debug package run packager.json</text:p>
            <text:p text:style-name="P14">Sencha Cmd v3.0.2.288</text:p>
            <text:p text:style-name="P14">[ERR] <text:s text:c="10"/>No such property : debug</text:p>
            <text:p text:style-name="P14"/>
            <text:p text:style-name="P14">C:\Users\Chris\Documents\GitHub\opendata\VivreANantes&gt;sencha -debug app package run packager.json</text:p>
            <text:p text:style-name="P14">Sencha Cmd v3.0.2.288</text:p>
            <text:p text:style-name="P14">[DBG] <text:s text:c="10"/>using path F:\dev\Sencha\Cmd\3.0.2.288\stbuild;F:\dev\Sencha\Cmd\3.0.2.288\stbuild\bin;F:\dev\Sencha\Cmd\3.0.2.288;C:\Program Files (x86)\AMD APP\bin\x86_64;C:\Program Files (x86)\</text:p>
            <text:p text:style-name="P14">ws\system32;C:\Windows;C:\Windows\System32\Wbem;C:\Windows\System32\WindowsPowerShell\v1.0\;C:\Program Files (x86)\ATI Technologies\ATI.ACE\Core-Static;C:\Program Files\Java\jdk1.6.0_38\bin;F:\Use</text:p>
            <text:p text:style-name="P14">0-x64\bin;C:\Program Files (x86)\GtkSharp\2.12\bin;F:\dev\resources\grails\grails-2.1.0\bin</text:p>
            <text:p text:style-name="P14">[DBG] <text:s text:c="10"/>executable located at F:\dev\Sencha\Cmd\3.0.2.288\stbuild\stbuild.exe</text:p>
            <text:p text:style-name="P14"><text:soft-page-break/>[DBG] <text:s text:c="10"/>using workding directory .</text:p>
            <text:p text:style-name="P14">Created directory C:\Users\Chris\Documents\GitHub\opendata\build\src\com\MieuxVivreANantes\MieuxTrierANantes</text:p>
            <text:p text:style-name="P14">Added file C:\Users\Chris\Documents\GitHub\opendata\build\src\com\MieuxVivreANantes\MieuxTrierANantes\STActivity.java</text:p>
            <text:p text:style-name="P14">Created directory C:\Users\Chris\Documents\GitHub\opendata\build\res</text:p>
            <text:p text:style-name="P14">Created directory C:\Users\Chris\Documents\GitHub\opendata\build\bin</text:p>
            <text:p text:style-name="P14">Created directory C:\Users\Chris\Documents\GitHub\opendata\build\libs</text:p>
            <text:p text:style-name="P14">Created directory C:\Users\Chris\Documents\GitHub\opendata\build\res\values</text:p>
            <text:p text:style-name="P14">Added file C:\Users\Chris\Documents\GitHub\opendata\build\res\values\strings.xml</text:p>
            <text:p text:style-name="P14">Created directory C:\Users\Chris\Documents\GitHub\opendata\build\res\layout</text:p>
            <text:p text:style-name="P14">Added file C:\Users\Chris\Documents\GitHub\opendata\build\res\layout\main.xml</text:p>
            <text:p text:style-name="P14">Added file C:\Users\Chris\Documents\GitHub\opendata\build\AndroidManifest.xml</text:p>
            <text:p text:style-name="P14">Added file C:\Users\Chris\Documents\GitHub\opendata\build\build.xml</text:p>
            <text:p text:style-name="P14">Added file C:\Users\Chris\Documents\GitHub\opendata\build\proguard-project.txt</text:p>
            <text:p text:style-name="P14">Buildfile: C:\Users\Chris\Documents\GitHub\opendata\build\build.xml</text:p>
            <text:p text:style-name="P14"/>
            <text:p text:style-name="P14">-set-mode-check:</text:p>
            <text:p text:style-name="P14"/>
            <text:p text:style-name="P14">-set-debug-files:</text:p>
            <text:p text:style-name="P14"/>
            <text:p text:style-name="P14">-check-env:</text:p>
            <text:p text:style-name="P14"><text:s/>[checkenv] Android SDK Tools Revision 22.0.1</text:p>
            <text:p text:style-name="P14"><text:s/>[checkenv] Installed at C:\android-sdk\sdk</text:p>
            <text:p text:style-name="P14"/>
            <text:p text:style-name="P14">-setup:</text:p>
            <text:p text:style-name="P14"><text:s text:c="5"/>[echo] Project Name: MieuxTrierANantes</text:p>
            <text:p text:style-name="P14"><text:s text:c="2"/>[gettype] Project Type: Application</text:p>
            <text:p text:style-name="P14"/>
            <text:p text:style-name="P14">-set-debug-mode:</text:p>
            <text:p text:style-name="P14"/>
            <text:p text:style-name="P14">-debug-obfuscation-check:</text:p>
            <text:p text:style-name="P14"/>
            <text:p text:style-name="P14">-pre-build:</text:p>
            <text:p text:style-name="P14"/>
            <text:p text:style-name="P14">-build-setup:</text:p>
            <text:p text:style-name="P14">[getbuildtools] Using latest Build Tools: 17.0.0</text:p>
            <text:p text:style-name="P14"><text:s text:c="5"/>[echo] Resolving Build Target for MieuxTrierANantes...</text:p>
            <text:p text:style-name="P14">[gettarget] Project Target: <text:s text:c="2"/>Android 2.3.3</text:p>
            <text:p text:style-name="P14">[gettarget] API level: <text:s text:c="7"/>10</text:p>
            <text:p text:style-name="P14"><text:s text:c="5"/>[echo] ----------</text:p>
            <text:p text:style-name="P14"><text:s text:c="5"/>[echo] Creating output directories if needed...</text:p>
            <text:p text:style-name="P14"><text:s text:c="4"/>[mkdir] Created dir: C:\Users\Chris\Documents\GitHub\opendata\build\bin\res</text:p>
            <text:p text:style-name="P14"><text:s text:c="4"/>[mkdir] Created dir: C:\Users\Chris\Documents\GitHub\opendata\build\gen</text:p>
            <text:p text:style-name="P14"><text:s text:c="4"/>[mkdir] Created dir: C:\Users\Chris\Documents\GitHub\opendata\build\bin\classes</text:p>
            <text:p text:style-name="P14"><text:s text:c="4"/>[mkdir] Created dir: C:\Users\Chris\Documents\GitHub\opendata\build\bin\dexedLibs</text:p>
            <text:p text:style-name="P14"><text:s text:c="5"/>[echo] ----------</text:p>
            <text:p text:style-name="P14"><text:s text:c="5"/>[echo] Resolving Dependencies for MieuxTrierANantes...</text:p>
            <text:p text:style-name="P14">[dependency] Library dependencies:</text:p>
            <text:p text:style-name="P14">[dependency] No Libraries</text:p>
            <text:p text:style-name="P14">[dependency]</text:p>
            <text:p text:style-name="P14">[dependency] ------------------</text:p>
            <text:p text:style-name="P14">[dependency] API&lt;=15: Adding annotations.jar to the classpath.</text:p>
            <text:p text:style-name="P14"><text:s text:c="5"/>[echo] ----------</text:p>
            <text:p text:style-name="P14"><text:s text:c="5"/>[echo] Building Libraries with 'debug'...</text:p>
            <text:p text:style-name="P14"><text:s text:c="3"/>[subant] No sub-builds to iterate on</text:p>
            <text:p text:style-name="P14"/>
            <text:p text:style-name="P14">-code-gen:</text:p>
            <text:p text:style-name="P14">[mergemanifest] Merging AndroidManifest files into one.</text:p>
            <text:p text:style-name="P14">[mergemanifest] Manifest merger disabled. Using project manifest only.</text:p>
            <text:p text:style-name="P14"><text:s text:c="5"/>[echo] Handling aidl files...</text:p>
            <text:p text:style-name="P14"><text:s text:c="5"/>[aidl] No AIDL files to compile.</text:p>
            <text:p text:style-name="P14"><text:s text:c="5"/>[echo] ----------</text:p>
            <text:p text:style-name="P14"><text:soft-page-break/><text:s text:c="5"/>[echo] Handling RenderScript files...</text:p>
            <text:p text:style-name="P14">[renderscript] No RenderScript files to compile.</text:p>
            <text:p text:style-name="P14"><text:s text:c="5"/>[echo] ----------</text:p>
            <text:p text:style-name="P14"><text:s text:c="5"/>[echo] Handling Resources...</text:p>
            <text:p text:style-name="P14"><text:s text:c="5"/>[aapt] Generating resource IDs...</text:p>
            <text:p text:style-name="P14"><text:s text:c="5"/>[echo] ----------</text:p>
            <text:p text:style-name="P14"><text:s text:c="5"/>[echo] Handling BuildConfig class...</text:p>
            <text:p text:style-name="P14">[buildconfig] Generating BuildConfig class.</text:p>
            <text:p text:style-name="P14"/>
            <text:p text:style-name="P14">-pre-compile:</text:p>
            <text:p text:style-name="P14"/>
            <text:p text:style-name="P14">-compile:</text:p>
            <text:p text:style-name="P14"><text:s text:c="4"/>[javac] Compiling 3 source files to C:\Users\Chris\Documents\GitHub\opendata\build\bin\classes</text:p>
            <text:p text:style-name="P14"/>
            <text:p text:style-name="P14">-post-compile:</text:p>
            <text:p text:style-name="P14"/>
            <text:p text:style-name="P14">-obfuscate:</text:p>
            <text:p text:style-name="P14"/>
            <text:p text:style-name="P14">-dex:</text:p>
            <text:p text:style-name="P14"><text:s text:c="6"/>[dex] input: C:\Users\Chris\Documents\GitHub\opendata\build\bin\classes</text:p>
            <text:p text:style-name="P14"><text:s text:c="6"/>[dex] input: C:\android-sdk\sdk\tools\support\annotations.jar</text:p>
            <text:p text:style-name="P14"><text:s text:c="6"/>[dex] input: C:\Users\Chris\Documents\GitHub\opendata\build\libs\nimblekit.jar</text:p>
            <text:p text:style-name="P14"><text:s text:c="6"/>[dex] Pre-Dexing C:\android-sdk\sdk\tools\support\annotations.jar -&gt; annotations-f7158d2394b2c195d98e6544c3888ad6.jar</text:p>
            <text:p text:style-name="P14"><text:s text:c="6"/>[dex] Pre-Dexing C:\Users\Chris\Documents\GitHub\opendata\build\libs\nimblekit.jar -&gt; nimblekit-ee03d9b0fc86dc81c3ffc5ecedea96dc.jar</text:p>
            <text:p text:style-name="P14"><text:s text:c="6"/>[dex] Converting compiled files and external libraries into C:\Users\Chris\Documents\GitHub\opendata\build\bin\classes.dex...</text:p>
            <text:p text:style-name="P14"><text:s text:c="7"/>[dx] Merged dex A (7 defs/2,5KiB) with dex B (2 defs/1,1KiB). Result is 9 defs/3,6KiB. Took 0,0s</text:p>
            <text:p text:style-name="P14"><text:s text:c="7"/>[dx] Merged dex A (9 defs/3,6KiB) with dex B (33 defs/47,0KiB). Result is 42 defs/59,9KiB. Took 0,0s</text:p>
            <text:p text:style-name="P14"/>
            <text:p text:style-name="P14">-crunch:</text:p>
            <text:p text:style-name="P14"><text:s text:c="3"/>[crunch] Crunching PNG Files in source dir: C:\Users\Chris\Documents\GitHub\opendata\build\res</text:p>
            <text:p text:style-name="P14"><text:s text:c="3"/>[crunch] To destination dir: C:\Users\Chris\Documents\GitHub\opendata\build\bin\res</text:p>
            <text:p text:style-name="P14"><text:s text:c="3"/>[crunch] Processing image to cache: C:\Users\Chris\Documents\GitHub\opendata\build\res\drawable-hdpi\icon.png =&gt; C:\Users\Chris\Documents\GitHub\opendata\build\bin\res\drawable-hdpi\icon.png</text:p>
            <text:p text:style-name="P14"><text:s text:c="3"/>[crunch] <text:s text:c="2"/>(processed image to cache entry C:\Users\Chris\Documents\GitHub\opendata\build\bin\res\drawable-hdpi\icon.png: 55% size of source)</text:p>
            <text:p text:style-name="P14"><text:s text:c="3"/>[crunch] Processing image to cache: C:\Users\Chris\Documents\GitHub\opendata\build\res\drawable-ldpi\icon.png =&gt; C:\Users\Chris\Documents\GitHub\opendata\build\bin\res\drawable-ldpi\icon.png</text:p>
            <text:p text:style-name="P14"><text:s text:c="3"/>[crunch] <text:s text:c="2"/>(processed image to cache entry C:\Users\Chris\Documents\GitHub\opendata\build\bin\res\drawable-ldpi\icon.png: 0% size of source)</text:p>
            <text:p text:style-name="P14"><text:s text:c="3"/>[crunch] Processing image to cache: C:\Users\Chris\Documents\GitHub\opendata\build\res\drawable-mdpi\icon.png =&gt; C:\Users\Chris\Documents\GitHub\opendata\build\bin\res\drawable-mdpi\icon.png</text:p>
            <text:p text:style-name="P14"><text:s text:c="3"/>[crunch] <text:s text:c="2"/>(processed image to cache entry C:\Users\Chris\Documents\GitHub\opendata\build\bin\res\drawable-mdpi\icon.png: 0% size of source)</text:p>
            <text:p text:style-name="P14"><text:s text:c="3"/>[crunch] Crunched 3 PNG files to update cache</text:p>
            <text:p text:style-name="P14"/>
            <text:p text:style-name="P14">-package-resources:</text:p>
            <text:p text:style-name="P14"><text:s text:c="5"/>[aapt] Creating full resource package...</text:p>
            <text:p text:style-name="P14"><text:s text:c="5"/>[aapt] <text:s text:c="4"/>(skipping file '.gitignore' due to ANDROID_AAPT_IGNORE pattern '.*')</text:p>
            <text:p text:style-name="P14"><text:s text:c="5"/>[aapt] <text:s text:c="4"/>(skipping file '.project' due to ANDROID_AAPT_IGNORE pattern '.*')</text:p>
            <text:p text:style-name="P14"><text:s text:c="5"/>[aapt] <text:s text:c="4"/>(skipping dir '.sass-cache' due to ANDROID_AAPT_IGNORE pattern '.*')</text:p>
            <text:p text:style-name="P14"><text:s text:c="5"/>[aapt] <text:s text:c="4"/>(skipping dir '.sencha' due to ANDROID_AAPT_IGNORE pattern '.*')</text:p>
            <text:p text:style-name="P14"><text:s text:c="5"/>[aapt] <text:s text:c="4"/>(skipping dir '.settings' due to ANDROID_AAPT_IGNORE pattern '.*')</text:p>
            <text:p text:style-name="P14"><text:s text:c="5"/>[aapt] <text:s text:c="4"/>(skipping dir '.sass-cache' due to ANDROID_AAPT_IGNORE pattern '.*')</text:p>
            <text:p text:style-name="P14"/>
            <text:p text:style-name="P14">-package:</text:p>
            <text:p text:style-name="P14">[apkbuilder] Current build type is different than previous build: forced apkbuilder run.</text:p>
            <text:p text:style-name="P14">[apkbuilder] Creating MieuxTrierANantes-debug-unaligned.apk and signing it with a debug key...</text:p>
            <text:p text:style-name="P14"/>
            <text:p text:style-name="P14">-post-package:</text:p>
            <text:p text:style-name="P14"/>
            <text:p text:style-name="P14"><text:soft-page-break/>-do-debug:</text:p>
            <text:p text:style-name="P14"><text:s/>[zipalign] Running zip align on final apk...</text:p>
            <text:p text:style-name="P14"><text:s text:c="5"/>[echo] Debug Package: C:\Users\Chris\Documents\GitHub\opendata\build\bin\MieuxTrierANantes-debug.apk</text:p>
            <text:p text:style-name="P14">[propertyfile] Creating new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>[propertyfile] Updating property file: C:\Users\Chris\Documents\GitHub\opendata\build\bin\build.prop</text:p>
            <text:p text:style-name="P14"/>
            <text:p text:style-name="P14">-post-build:</text:p>
            <text:p text:style-name="P14"/>
            <text:p text:style-name="P14">debug:</text:p>
            <text:p text:style-name="P14"/>
            <text:p text:style-name="P14">BUILD SUCCESSFUL</text:p>
            <text:p text:style-name="P14">Total time: 13 seconds</text:p>
          </table:table-cell>
        </table:table-row>
      </table:table>
      <text:p text:style-name="Standard"/>
      <text:h text:style-name="Heading_20_2" text:outline-level="2">instructions_packaging_appli_mobile</text:h>
      <text:p text:style-name="Standard"/>
      <text:p text:style-name="Standard">=============================================================</text:p>
      <text:p text:style-name="Standard"><text:s text:c="3"/>APPLI MOBILE SENCHA</text:p>
      <text:p text:style-name="Standard">&gt;&gt; INSTRUCTIONS IMPORTANTES pour packaging mobile ANDROID</text:p>
      <text:p text:style-name="Standard">=============================================================</text:p>
      <text:p text:style-name="Standard"/>
      <text:p text:style-name="Standard">-----------------------------------------------------</text:p>
      <text:p text:style-name="Standard">OPTIMISATION COMPORTEMENT SENCHA pour BUILD CSS et JS</text:p>
      <text:p text:style-name="Standard">-----------------------------------------------------</text:p>
      <text:p text:style-name="Standard"/>
      <text:p text:style-name="Standard">1) Editer le fichier app.json :</text:p>
      <text:p text:style-name="Standard"/>
      <text:p text:style-name="Standard">Le point important concerne les properties "update": "full" à préferer à "update": "delta" pour les tests</text:p>
      <text:p text:style-name="Standard"/>
      <text:p text:style-name="Standard"><text:s/>"js": [</text:p>
      <text:p text:style-name="Standard"><text:s text:c="4"/>{</text:p>
      <text:p text:style-name="Standard"><text:s text:c="6"/>"path": "touch/sencha-touch.js"</text:p>
      <text:p text:style-name="Standard"><text:s text:c="4"/>},</text:p>
      <text:p text:style-name="Standard"><text:s text:c="4"/>{</text:p>
      <text:p text:style-name="Standard"><text:s text:c="6"/>"path": "app.j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><text:s text:c="2"/>"css": [</text:p>
      <text:p text:style-name="Standard"><text:s text:c="4"/>{</text:p>
      <text:p text:style-name="Standard"><text:s text:c="6"/>"path": "resources/css/app.css",</text:p>
      <text:p text:style-name="Standard"><text:s text:c="6"/>"update": "full"</text:p>
      <text:p text:style-name="Standard"><text:s text:c="4"/>}</text:p>
      <text:p text:style-name="Standard"><text:s text:c="2"/>],</text:p>
      <text:p text:style-name="Standard"><text:soft-page-break/></text:p>
      <text:p text:style-name="Standard">-----------------------------------------------------</text:p>
      <text:p text:style-name="Standard">DESACTIVATION SASS (optimisation CSS)</text:p>
      <text:p text:style-name="Standard">-----------------------------------------------------</text:p>
      <text:p text:style-name="Standard"/>
      <text:p text:style-name="Standard">SASS peut-être désactivé en mode debug de l'appli :</text:p>
      <text:p text:style-name="Standard"/>
      <text:p text:style-name="Standard">1) Ajouter dans le fichier .sencha\app\sencha.cfg :</text:p>
      <text:p text:style-name="Standard"/>
      <text:p text:style-name="Standard">skip.sass=true</text:p>
      <text:p text:style-name="Standard"/>
      <text:p text:style-name="Standard">2) Lancer la commande :</text:p>
      <text:p text:style-name="Standard"/>
      <text:p text:style-name="Standard">sencha app build</text:p>
      <text:p text:style-name="Standard"/>
      <text:p text:style-name="Standard">L'optimisation SASS est alors ignorée</text:p>
      <text:p text:style-name="Standard"/>
      <text:p text:style-name="Standard">-----------------------------------------------------</text:p>
      <text:p text:style-name="Standard">CERTIFICAT AUTO SIGNE ANDROID</text:p>
      <text:p text:style-name="Standard">-----------------------------------------------------</text:p>
      <text:p text:style-name="Standard"/>
      <text:p text:style-name="Standard">L'application ne peut pas fonctionner en mode DEBUG sur un mobile si un "faux" certificat (auto-signé) n'est pas utilisé</text:p>
      <text:p text:style-name="Standard"/>
      <text:p text:style-name="Standard">1) Générer un certificat ANDROID auto-signé avec la ligne de commande (sans changer les paramètres) :</text:p>
      <text:p text:style-name="Standard"/>
      <text:p text:style-name="Standard">keytool -genkey -keystore debug.keystore -storepass android -alias androiddebugkey -keypass android -dname "CN=Android Debug,O=Android,C=US" -keyalg RSA -validity 10000 </text:p>
      <text:p text:style-name="Standard"/>
      <text:p text:style-name="Standard">Plus d'infos à propos du certificat de test sur http://developer.android.com/tools/publishing/app-signing.html</text:p>
      <text:p text:style-name="Standard">Note : keytool est une commande qui fait partie du JDK (dans /bin)</text:p>
      <text:p text:style-name="Standard"/>
      <text:p text:style-name="Standard">2) Editer le fichier packager.json et </text:p>
      <text:p text:style-name="Standard"><text:s text:c="3"/>Modifier "certificatePath" :</text:p>
      <text:p text:style-name="Standard"><text:tab/></text:p>
      <text:p text:style-name="Standard"><text:tab/>"certificatePath":"./debug.keystore",</text:p>
      <text:p text:style-name="Standard"><text:tab/><text:tab/></text:p>
      <text:p text:style-name="Standard">Dans le cas ci dessus le fichier debug.keystore est présent dans la racine de l'appli sencha</text:p>
      <text:p text:style-name="Standard"/>
      <text:p text:style-name="Standard">3) Modifier "certificatePassword" :</text:p>
      <text:p text:style-name="Standard"><text:tab/><text:tab/></text:p>
      <text:p text:style-name="Standard"><text:tab/>"certificatePassword":"android",</text:p>
      <text:p text:style-name="Standard"><text:soft-page-break/><text:tab/><text:tab/></text:p>
      <text:p text:style-name="Standard">4) Modifier "sdkPath" (Path vers le SDK ANDROID, si ce n'est pas déja fait !!):<text:tab/><text:tab/></text:p>
      <text:p text:style-name="Standard"><text:tab/><text:tab/></text:p>
      <text:p text:style-name="Standard"><text:tab/>"sdkPath":"C:/android-sdk/sdk",</text:p>
      <text:p text:style-name="Standard"><text:tab/><text:tab/></text:p>
      <text:p text:style-name="Standard">5) Modifier "configuration" :<text:tab/><text:tab/></text:p>
      <text:p text:style-name="Standard"><text:tab/><text:tab/></text:p>
      <text:p text:style-name="Standard"><text:tab/>"configuration":"Debug",</text:p>
      <text:p text:style-name="Standard"/>
      <text:p text:style-name="Standard">5) Modifier "platform" :<text:tab/></text:p>
      <text:p text:style-name="Standard"><text:tab/></text:p>
      <text:p text:style-name="Standard"><text:tab/>"platform":"Android",</text:p>
      <text:p text:style-name="Standard"><text:tab/></text:p>
      <text:p text:style-name="Standard">6) Modifier "androidAPILevel" :</text:p>
      <text:p text:style-name="Standard"><text:tab/></text:p>
      <text:p text:style-name="Standard"><text:tab/>"androidAPILevel":"10",</text:p>
      <text:p text:style-name="Standard"><text:tab/></text:p>
      <text:p text:style-name="Standard">-----------------------------------------------------<text:tab/><text:tab/></text:p>
      <text:p text:style-name="Standard">PACKAGING MOBILE ANDROID (FICHIER APK)</text:p>
      <text:p text:style-name="Standard">-----------------------------------------------------</text:p>
      <text:p text:style-name="Standard"><text:tab/><text:tab/></text:p>
      <text:p text:style-name="Standard">1) Lancer la commande :</text:p>
      <text:p text:style-name="Standard"/>
      <text:p text:style-name="Standard">sencha app package build packager.json</text:p>
      <text:p text:style-name="Standard"><text:tab/><text:tab/></text:p>
      <text:p text:style-name="Standard">Le fichier APK est alors généré dans le répertoire "outputPath" spécifié dans le fichier "packager.json" :</text:p>
      <text:p text:style-name="Standard"/>
      <text:p text:style-name="Standard">"outputPath":"../build/",</text:p>
      <text:p text:style-name="Standard"/>
      <text:p text:style-name="Standard">-----------------------------------------------------<text:tab/><text:tab/></text:p>
      <text:p text:style-name="Standard">OPTIMISATION PACKAGE APK :</text:p>
      <text:p text:style-name="Standard">-----------------------------------------------------</text:p>
      <text:p text:style-name="Standard"/>
      <text:p text:style-name="Standard">Ouvrir le fichier APK en tant que fichier ZIP :</text:p>
      <text:p text:style-name="Standard"/>
      <text:p text:style-name="Standard">- Supprimer répertoire : assets/build</text:p>
      <text:p text:style-name="Standard">- Supprimer répertoire : assets/archive</text:p>
      <text:p text:style-name="Standard">- Supprimer répertoire : assets/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Consolas1" svg:font-family="Consolas" style:font-family-generic="swiss" style:font-pitch="fixed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8-26T07:23:29.47</dc:date>
    <meta:editing-cycles>23</meta:editing-cycles>
    <meta:editing-duration>PT5H8M21S</meta:editing-duration>
    <meta:generator>OpenOffice.org/3.3$Win32 OpenOffice.org_project/330m20$Build-9567</meta:generator>
    <meta:document-statistic meta:table-count="11" meta:image-count="0" meta:object-count="0" meta:page-count="16" meta:paragraph-count="620" meta:word-count="2506" meta:character-count="31086"/>
  </office:meta>
</office:document-meta>
</file>